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4B0000016C1DA343DA.png"/>
  <manifest:file-entry manifest:media-type="image/png" manifest:full-path="Pictures/10000201000002DD0000025AA26138C9.png"/>
  <manifest:file-entry manifest:media-type="image/png" manifest:full-path="Pictures/10000201000002B1000001DC66410D7F.png"/>
  <manifest:file-entry manifest:media-type="image/png" manifest:full-path="Pictures/10000201000002900000011C6C29C3F0.png"/>
  <manifest:file-entry manifest:media-type="image/png" manifest:full-path="Pictures/10000201000003FD000001BA9873D824.png"/>
  <manifest:file-entry manifest:media-type="image/png" manifest:full-path="Pictures/100002010000024700000289EF317C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3.877cm" svg:y="1.755cm" svg:width="29.078cm" svg:height="11.811cm" draw:z-index="0"><draw:image xlink:href="Pictures/100002010000044B0000016C1DA343DA.png" xlink:type="simple" xlink:show="embed" xlink:actuate="onLoad"/></draw:frame></text:p>
      <text:p text:style-name="Standard"/>
      <text:p text:style-name="Standard"/>
      <text:p text:style-name="Standard"><draw:frame draw:style-name="fr1" draw:name="images2" text:anchor-type="paragraph" svg:x="3.925cm" svg:y="12.37cm" svg:width="29.704cm" svg:height="15.014cm" draw:z-index="1"><draw:image xlink:href="Pictures/10000201000003FD000001BA9873D824.png" xlink:type="simple" xlink:show="embed" xlink:actuate="onLoad"/></draw:frame></text:p>
      <text:p text:style-name="Standard"><draw:frame draw:style-name="fr1" draw:name="images3" text:anchor-type="paragraph" svg:x="5.726cm" svg:y="0.067cm" svg:width="25.137cm" svg:height="15.131cm" draw:z-index="2"><draw:image xlink:href="Pictures/10000201000002B1000001DC66410D7F.png" xlink:type="simple" xlink:show="embed" xlink:actuate="onLoad"/></draw:frame><draw:frame draw:style-name="fr1" draw:name="images4" text:anchor-type="paragraph" svg:x="10.22cm" svg:y="15.196cm" svg:width="18.381cm" svg:height="14.796cm" draw:z-index="3"><draw:image xlink:href="Pictures/10000201000002DD0000025AA26138C9.png" xlink:type="simple" xlink:show="embed" xlink:actuate="onLoad"/></draw:frame></text:p>
      <text:p text:style-name="Standard"><draw:frame draw:style-name="fr1" draw:name="images5" text:anchor-type="paragraph" svg:x="10.888cm" svg:y="1.034cm" svg:width="16.104cm" svg:height="8.447cm" draw:z-index="4"><draw:image xlink:href="Pictures/10000201000002900000011C6C29C3F0.png" xlink:type="simple" xlink:show="embed" xlink:actuate="onLoad"/></draw:frame></text:p>
      <text:p text:style-name="Standard"/>
      <text:p text:style-name="Standard"/>
      <text:p text:style-name="Standard"><draw:frame draw:style-name="fr2" draw:name="images6" text:anchor-type="paragraph" svg:width="13.621cm" svg:height="16cm" draw:z-index="5"><draw:image xlink:href="Pictures/100002010000024700000289EF317C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ory pace</meta:initial-creator>
    <meta:creation-date>2020-05-12T12:37:48.86</meta:creation-date>
    <dc:date>2020-05-12T14:31:52.55</dc:date>
    <dc:creator>gregory pace</dc:creator>
    <meta:editing-duration>PT1H54M4S</meta:editing-duration>
    <meta:editing-cycles>5</meta:editing-cycles>
    <meta:generator>OpenOffice/4.1.7$Win32 OpenOffice.org_project/417m1$Build-9800</meta:generator>
    <meta:document-statistic meta:table-count="0" meta:image-count="6" meta:object-count="0" meta:page-count="1" meta:paragraph-count="0" meta:word-count="0" meta:character-count="0"/>
  </office:meta>
</office:document-meta>
</file>